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Heading_20_3">
      <style:paragraph-properties fo:padding="0.0193in" fo:border="0.0008in solid #d9d9e3"/>
    </style:style>
    <style:style style:name="P4" style:family="paragraph" style:parent-style-name="Text_20_body">
      <style:paragraph-properties fo:padding="0.0193in" fo:border="0.0008in solid #d9d9e3"/>
    </style:style>
    <style:style style:name="P5" style:family="paragraph" style:parent-style-name="Text_20_body" style:list-style-name="L1">
      <style:paragraph-properties fo:padding="0.0193in" fo:border="0.0008in solid #d9d9e3"/>
    </style:style>
    <style:style style:name="P6" style:family="paragraph" style:parent-style-name="Text_20_body" style:list-style-name="L2">
      <style:paragraph-properties fo:padding="0.0193in" fo:border="0.0008in solid #d9d9e3"/>
    </style:style>
    <style:style style:name="P7" style:family="paragraph" style:parent-style-name="Text_20_body" style:list-style-name="L3">
      <style:paragraph-properties fo:padding="0.0193in" fo:border="0.0008in solid #d9d9e3"/>
    </style:style>
    <style:style style:name="P8" style:family="paragraph" style:parent-style-name="Text_20_body" style:list-style-name="L4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ter Hooks wp - основные</text:p>
      <text:p text:style-name="P1">ChatGPT</text:p>
      <text:p text:style-name="P2">ChatGPT</text:p>
      <text:p text:style-name="P4">Filter Hooks в WordPress используются для изменения данных перед их выводом на экран или передачей в другие части системы. Вот несколько основных Filter Hooks:</text:p>
      <text:h text:style-name="P3" text:outline-level="3">Для работы с контентом и страницами:</text:h>
      <text:list xml:id="list6596978573461205344" text:style-name="L1">
        <text:list-item>
          <text:p text:style-name="P5"><text:span text:style-name="Strong_20_Emphasis"><text:span text:style-name="Source_20_Text">the_content</text:span></text:span><text:span text:style-name="Strong_20_Emphasis">:</text:span> Позволяет изменять содержимое постов перед выводом на экран.</text:p>
        </text:list-item>
        <text:list-item>
          <text:p text:style-name="P5"><text:span text:style-name="Strong_20_Emphasis"><text:span text:style-name="Source_20_Text">the_title</text:span></text:span><text:span text:style-name="Strong_20_Emphasis">:</text:span> Позволяет изменить заголовок поста перед его выводом.</text:p>
        </text:list-item>
        <text:list-item>
          <text:p text:style-name="P5"><text:span text:style-name="Strong_20_Emphasis"><text:span text:style-name="Source_20_Text">the_excerpt</text:span></text:span><text:span text:style-name="Strong_20_Emphasis">:</text:span> Позволяет изменить текст анонса поста перед выводом.</text:p>
        </text:list-item>
      </text:list>
      <text:h text:style-name="P3" text:outline-level="3">Для работы с пользовательским взаимодействием:</text:h>
      <text:list xml:id="list5170447230638258048" text:style-name="L2">
        <text:list-item>
          <text:p text:style-name="P6"><text:span text:style-name="Strong_20_Emphasis"><text:span text:style-name="Source_20_Text">login_redirect</text:span></text:span><text:span text:style-name="Strong_20_Emphasis">:</text:span> Изменяет URL перенаправления после успешного входа пользователя.</text:p>
        </text:list-item>
        <text:list-item>
          <text:p text:style-name="P6"><text:span text:style-name="Strong_20_Emphasis"><text:span text:style-name="Source_20_Text">registration_redirect</text:span></text:span><text:span text:style-name="Strong_20_Emphasis">:</text:span> Позволяет изменить URL перенаправления после успешной регистрации.</text:p>
        </text:list-item>
      </text:list>
      <text:h text:style-name="P3" text:outline-level="3">Для работы с административной частью:</text:h>
      <text:list xml:id="list5661330243847035913" text:style-name="L3">
        <text:list-item>
          <text:p text:style-name="P7"><text:span text:style-name="Strong_20_Emphasis"><text:span text:style-name="Source_20_Text">plugin_action_links</text:span></text:span><text:span text:style-name="Strong_20_Emphasis">:</text:span> Позволяет изменять ссылки действий плагина на странице плагинов.</text:p>
        </text:list-item>
        <text:list-item>
          <text:p text:style-name="P7"><text:span text:style-name="Strong_20_Emphasis"><text:span text:style-name="Source_20_Text">admin_body_class</text:span></text:span><text:span text:style-name="Strong_20_Emphasis">:</text:span> Добавляет классы HTML <text:span text:style-name="Source_20_Text">&lt;body&gt;</text:span> в административной части.</text:p>
        </text:list-item>
      </text:list>
      <text:h text:style-name="P3" text:outline-level="3">Для работы с темами и плагинами:</text:h>
      <text:list xml:id="list8382689823774542134" text:style-name="L4">
        <text:list-item>
          <text:p text:style-name="P8"><text:span text:style-name="Strong_20_Emphasis"><text:span text:style-name="Source_20_Text">the_content_more_link</text:span></text:span><text:span text:style-name="Strong_20_Emphasis">:</text:span> Позволяет изменить текст ссылки "Читать далее".</text:p>
        </text:list-item>
        <text:list-item>
          <text:p text:style-name="P8"><text:span text:style-name="Strong_20_Emphasis"><text:span text:style-name="Source_20_Text">excerpt_length</text:span></text:span><text:span text:style-name="Strong_20_Emphasis">:</text:span> Устанавливает длину анонса поста для функции <text:span text:style-name="Source_20_Text">the_excerpt</text:span>.</text:p>
        </text:list-item>
        <text:list-item>
          <text:p text:style-name="P8"><text:span text:style-name="Strong_20_Emphasis"><text:span text:style-name="Source_20_Text">widget_text</text:span></text:span><text:span text:style-name="Strong_20_Emphasis">:</text:span> Позволяет фильтровать текст виджета перед его выводом.</text:p>
        </text:list-item>
      </text:list>
      <text:p text:style-name="P4">Filter Hooks предоставляют возможность модифицировать данные, проходящие через них, что позволяет менять контент, настройки, параметры запросов и многое другое в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4$Win32 OpenOffice.org_project/4114m1$Build-9811</meta:generator>
    <dc:date>2023-11-28T22:09:34.74</dc:date>
    <meta:document-statistic meta:table-count="0" meta:image-count="0" meta:object-count="0" meta:page-count="1" meta:paragraph-count="19" meta:word-count="165" meta:character-count="1281"/>
    <dc:creator>Dima Wide</dc:creator>
    <meta:user-defined meta:name="Info 1"/>
    <meta:user-defined meta:name="Info 2"/>
    <meta:user-defined meta:name="Info 3"/>
    <meta:user-defined meta:name="Info 4"/>
  </office:meta>
</office:document-meta>
</file>